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ja_20_de_20_dato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 de datos" table:style-name="ta1">
        <office:forms form:automatic-focus="false" form:apply-design-mode="false"/>
        <table:shapes>
          <draw:frame draw:z-index="0" draw:style-name="gr1" draw:text-style-name="P1" svg:width="15.982cm" svg:height="8.996cm" svg:x="7.254cm" svg:y="0.132cm">
            <draw:object draw:notify-on-update-of-ranges="'Hoja de datos'.A1:'Hoja de datos'.A1 'Hoja de datos'.A2:'Hoja de datos'.A29 'Hoja de datos'.B1:'Hoja de datos'.B1 'Hoja de datos'.B2:'Hoja de datos'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1cm" svg:height="8.996cm" svg:x="20.318cm" svg:y="5.662cm">
            <draw:object draw:notify-on-update-of-ranges="'Hoja de datos'.A1:'Hoja de datos'.A1 'Hoja de datos'.A2:'Hoja de datos'.A29 'Hoja de datos'.C1:'Hoja de datos'.C1 'Hoja de datos'.C2:'Hoja de dato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signaciones</text:p>
          </table:table-cell>
          <table:table-cell table:style-name="ce1" office:value-type="string" calcext:value-type="string">
            <text:p>Comparaciones</text:p>
          </table:table-cell>
          <table:table-cell table:number-columns-repeated="6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32767" calcext:value-type="float">
            <text:p>532767</text:p>
          </table:table-cell>
          <table:table-cell table:style-name="ce1" office:value-type="float" office:value="1413994" calcext:value-type="float">
            <text:p>1413994</text:p>
          </table:table-cell>
          <table:table-cell table:number-columns-repeated="6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36380" calcext:value-type="float">
            <text:p>536380</text:p>
          </table:table-cell>
          <table:table-cell table:style-name="ce1" office:value-type="float" office:value="1402877" calcext:value-type="float">
            <text:p>1402877</text:p>
          </table:table-cell>
          <table:table-cell table:number-columns-repeated="6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41018" calcext:value-type="float">
            <text:p>541018</text:p>
          </table:table-cell>
          <table:table-cell table:style-name="ce1" office:value-type="float" office:value="1386800" calcext:value-type="float">
            <text:p>1386800</text:p>
          </table:table-cell>
          <table:table-cell table:number-columns-repeated="6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44097" calcext:value-type="float">
            <text:p>544097</text:p>
          </table:table-cell>
          <table:table-cell table:style-name="ce1" office:value-type="float" office:value="1385757" calcext:value-type="float">
            <text:p>1385757</text:p>
          </table:table-cell>
          <table:table-cell table:number-columns-repeated="6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47800" calcext:value-type="float">
            <text:p>547800</text:p>
          </table:table-cell>
          <table:table-cell table:style-name="ce1" office:value-type="float" office:value="1376656" calcext:value-type="float">
            <text:p>1376656</text:p>
          </table:table-cell>
          <table:table-cell table:number-columns-repeated="6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51879" calcext:value-type="float">
            <text:p>551879</text:p>
          </table:table-cell>
          <table:table-cell table:style-name="ce1" office:value-type="float" office:value="1370561" calcext:value-type="float">
            <text:p>1370561</text:p>
          </table:table-cell>
          <table:table-cell table:number-columns-repeated="6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56190" calcext:value-type="float">
            <text:p>556190</text:p>
          </table:table-cell>
          <table:table-cell table:style-name="ce1" office:value-type="float" office:value="1366283" calcext:value-type="float">
            <text:p>1366283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0430" calcext:value-type="float">
            <text:p>560430</text:p>
          </table:table-cell>
          <table:table-cell table:style-name="ce1" office:value-type="float" office:value="1363535" calcext:value-type="float">
            <text:p>1363535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4651" calcext:value-type="float">
            <text:p>564651</text:p>
          </table:table-cell>
          <table:table-cell table:style-name="ce1" office:value-type="float" office:value="1364711" calcext:value-type="float">
            <text:p>1364711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8676" calcext:value-type="float">
            <text:p>568676</text:p>
          </table:table-cell>
          <table:table-cell table:style-name="ce1" office:value-type="float" office:value="1366744" calcext:value-type="float">
            <text:p>136674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74447" calcext:value-type="float">
            <text:p>574447</text:p>
          </table:table-cell>
          <table:table-cell table:style-name="ce1" office:value-type="float" office:value="1358802" calcext:value-type="float">
            <text:p>1358802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9728" calcext:value-type="float">
            <text:p>579728</text:p>
          </table:table-cell>
          <table:table-cell table:style-name="ce1" office:value-type="float" office:value="1355576" calcext:value-type="float">
            <text:p>1355576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4611" calcext:value-type="float">
            <text:p>584611</text:p>
          </table:table-cell>
          <table:table-cell table:style-name="ce1" office:value-type="float" office:value="1354678" calcext:value-type="float">
            <text:p>1354678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90313" calcext:value-type="float">
            <text:p>590313</text:p>
          </table:table-cell>
          <table:table-cell table:style-name="ce1" office:value-type="float" office:value="1358831" calcext:value-type="float">
            <text:p>1358831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4670" calcext:value-type="float">
            <text:p>594670</text:p>
          </table:table-cell>
          <table:table-cell table:style-name="ce1" office:value-type="float" office:value="1365653" calcext:value-type="float">
            <text:p>1365653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00877" calcext:value-type="float">
            <text:p>600877</text:p>
          </table:table-cell>
          <table:table-cell table:style-name="ce1" office:value-type="float" office:value="1362497" calcext:value-type="float">
            <text:p>1362497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5384" calcext:value-type="float">
            <text:p>605384</text:p>
          </table:table-cell>
          <table:table-cell table:style-name="ce1" office:value-type="float" office:value="1370096" calcext:value-type="float">
            <text:p>137009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2025" calcext:value-type="float">
            <text:p>612025</text:p>
          </table:table-cell>
          <table:table-cell table:style-name="ce1" office:value-type="float" office:value="1362407" calcext:value-type="float">
            <text:p>1362407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18158" calcext:value-type="float">
            <text:p>618158</text:p>
          </table:table-cell>
          <table:table-cell table:style-name="ce1" office:value-type="float" office:value="1365745" calcext:value-type="float">
            <text:p>1365745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623622" calcext:value-type="float">
            <text:p>623622</text:p>
          </table:table-cell>
          <table:table-cell table:style-name="ce1" office:value-type="float" office:value="1361342" calcext:value-type="float">
            <text:p>1361342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29020" calcext:value-type="float">
            <text:p>629020</text:p>
          </table:table-cell>
          <table:table-cell table:style-name="ce1" office:value-type="float" office:value="1370656" calcext:value-type="float">
            <text:p>137065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35203" calcext:value-type="float">
            <text:p>635203</text:p>
          </table:table-cell>
          <table:table-cell table:style-name="ce1" office:value-type="float" office:value="1375253" calcext:value-type="float">
            <text:p>1375253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42418" calcext:value-type="float">
            <text:p>642418</text:p>
          </table:table-cell>
          <table:table-cell table:style-name="ce1" office:value-type="float" office:value="1371110" calcext:value-type="float">
            <text:p>1371110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47369" calcext:value-type="float">
            <text:p>647369</text:p>
          </table:table-cell>
          <table:table-cell table:style-name="ce1" office:value-type="float" office:value="1379032" calcext:value-type="float">
            <text:p>1379032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54083" calcext:value-type="float">
            <text:p>654083</text:p>
          </table:table-cell>
          <table:table-cell table:style-name="ce1" office:value-type="float" office:value="1370600" calcext:value-type="float">
            <text:p>1370600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59425" calcext:value-type="float">
            <text:p>659425</text:p>
          </table:table-cell>
          <table:table-cell table:style-name="ce1" office:value-type="float" office:value="1386046" calcext:value-type="float">
            <text:p>1386046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4997" calcext:value-type="float">
            <text:p>664997</text:p>
          </table:table-cell>
          <table:table-cell table:style-name="ce1" office:value-type="float" office:value="1391576" calcext:value-type="float">
            <text:p>1391576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71532" calcext:value-type="float">
            <text:p>671532</text:p>
          </table:table-cell>
          <table:table-cell table:style-name="ce1" office:value-type="float" office:value="1391143" calcext:value-type="float">
            <text:p>1391143</text:p>
          </table:table-cell>
          <table:table-cell table:number-columns-repeated="61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de_20_datos" style:display-name="PageStyle_Hoja de 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2:12:58.608836714</meta:creation-date>
    <dc:date>2022-10-18T12:14:45.502026017</dc:date>
    <meta:editing-duration>PT1M47S</meta:editing-duration>
    <meta:editing-cycles>1</meta:editing-cycles>
    <meta:document-statistic meta:table-count="1" meta:cell-count="8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line" chart:style-name="ch1">
        <chart:legend chart:legend-position="end" svg:x="12.575cm" svg:y="4.199cm" style:legend-expansion="high" chart:style-name="ch2"/>
        <chart:plot-area chart:style-name="ch3" table:cell-range-address="'Hoja de datos'.A1:'Hoja de datos'.B29" chart:data-source-has-labels="both" svg:x="0.319cm" svg:y="0.179cm" svg:width="11.937cm" svg:height="8.639cm">
          <chartooo:coordinate-region svg:x="1.681cm" svg:y="0.379cm" svg:width="10.388cm" svg:height="7.792cm"/>
          <chart:axis chart:dimension="x" chart:name="primary-x" chart:style-name="ch4" chartooo:axis-type="auto">
            <chartooo:date-scale/>
            <chart:categories table:cell-range-address="'Hoja de datos'.A2:'Hoja de datos'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B2:'Hoja de datos'.B29" chart:label-cell-address="'Hoja de datos'.B1:'Hoja de datos'.B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</text:p>
                <draw:g>
                  <svg:desc>'Hoja de datos'.B1:'Hoja de datos'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ja de datos'.A2:'Hoja de datos'.A29</svg:desc>
                </draw:g>
              </table:table-cell>
              <table:table-cell office:value-type="float" office:value="532767">
                <text:p>532767</text:p>
                <draw:g>
                  <svg:desc>'Hoja de datos'.B2:'Hoja de datos'.B2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6380">
                <text:p>5363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1018">
                <text:p>5410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44097">
                <text:p>5440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800">
                <text:p>5478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1879">
                <text:p>5518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6190">
                <text:p>5561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0430">
                <text:p>5604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64651">
                <text:p>5646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68676">
                <text:p>5686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4447">
                <text:p>574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79728">
                <text:p>5797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84611">
                <text:p>5846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90313">
                <text:p>5903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94670">
                <text:p>59467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00877">
                <text:p>6008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05384">
                <text:p>6053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2025">
                <text:p>6120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18158">
                <text:p>61815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23622">
                <text:p>6236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29020">
                <text:p>62902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35203">
                <text:p>6352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42418">
                <text:p>6424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47369">
                <text:p>6473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54083">
                <text:p>6540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59425">
                <text:p>6594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64997">
                <text:p>664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1532">
                <text:p>6715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legend chart:legend-position="end" svg:x="12.257cm" svg:y="4.199cm" style:legend-expansion="high" chart:style-name="ch2"/>
        <chart:plot-area chart:style-name="ch3" table:cell-range-address="'Hoja de datos'.A1:'Hoja de datos'.A29 'Hoja de datos'.C1:'Hoja de datos'.C29" chart:data-source-has-labels="both" svg:x="0.319cm" svg:y="0.179cm" svg:width="11.619cm" svg:height="8.639cm">
          <chartooo:coordinate-region svg:x="1.866cm" svg:y="0.378cm" svg:width="9.885cm" svg:height="7.793cm"/>
          <chart:axis chart:dimension="x" chart:name="primary-x" chart:style-name="ch4" chartooo:axis-type="auto">
            <chartooo:date-scale/>
            <chart:categories table:cell-range-address="'Hoja de datos'.A2:'Hoja de datos'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C2:'Hoja de datos'.C29" chart:label-cell-address="'Hoja de datos'.C1:'Hoja de datos'.C1" chart:class="chart:line">
            <chart:data-point chart:repeated="12"/>
            <chart:data-point chart:style-name="ch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ciones</text:p>
                <draw:g>
                  <svg:desc>'Hoja de datos'.C1:'Hoja de datos'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ja de datos'.A2:'Hoja de datos'.A29</svg:desc>
                </draw:g>
              </table:table-cell>
              <table:table-cell office:value-type="float" office:value="1413994">
                <text:p>1413994</text:p>
                <draw:g>
                  <svg:desc>'Hoja de datos'.C2:'Hoja de datos'.C2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02877">
                <text:p>14028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86800">
                <text:p>13868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85757">
                <text:p>13857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76656">
                <text:p>13766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70561">
                <text:p>13705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6283">
                <text:p>13662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63535">
                <text:p>13635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64711">
                <text:p>13647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66744">
                <text:p>13667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58802">
                <text:p>13588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55576">
                <text:p>13555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54678">
                <text:p>13546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58831">
                <text:p>13588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65653">
                <text:p>13656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62497">
                <text:p>136249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70096">
                <text:p>13700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62407">
                <text:p>13624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5745">
                <text:p>13657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61342">
                <text:p>13613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70656">
                <text:p>13706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75253">
                <text:p>13752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71110">
                <text:p>137111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79032">
                <text:p>13790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70600">
                <text:p>13706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86046">
                <text:p>138604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391576">
                <text:p>13915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91143">
                <text:p>1391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